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>
        <style:tab-stops>
          <style:tab-stop style:position="10.068cm"/>
        </style:tab-stops>
      </style:paragraph-properties>
    </style:style>
    <style:style style:name="P3" style:family="paragraph" style:parent-style-name="Heading_20_1">
      <style:paragraph-properties>
        <style:tab-stops>
          <style:tab-stop style:position="10.176cm"/>
          <style:tab-stop style:position="10.34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10.068cm"/>
        </style:tab-stops>
      </style:paragraph-properties>
      <style:text-properties fo:font-size="16pt" fo:font-weight="bold" officeooo:paragraph-rsid="0016aa7b" style:font-size-asian="16pt" style:font-weight-asian="bold" style:font-size-complex="16pt" style:font-weight-complex="bold"/>
    </style:style>
    <style:style style:name="P5" style:family="paragraph" style:parent-style-name="Text_20_body">
      <style:paragraph-properties>
        <style:tab-stops>
          <style:tab-stop style:position="10.068cm"/>
        </style:tab-stops>
      </style:paragraph-properties>
      <style:text-properties fo:font-size="16pt" fo:font-weight="bold" officeooo:paragraph-rsid="001558bf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8pt" style:font-size-asian="18pt" style:font-size-complex="18pt"/>
    </style:style>
    <style:style style:name="P7" style:family="paragraph" style:parent-style-name="Text_20_body">
      <style:text-properties fo:font-size="18pt" officeooo:paragraph-rsid="001558bf" style:font-size-asian="18pt" style:font-size-complex="18pt"/>
    </style:style>
    <style:style style:name="P8" style:family="paragraph" style:parent-style-name="Text_20_body">
      <style:paragraph-properties>
        <style:tab-stops>
          <style:tab-stop style:position="10.068cm"/>
        </style:tab-stops>
      </style:paragraph-properties>
      <style:text-properties fo:font-size="18pt" officeooo:paragraph-rsid="001558bf" style:font-size-asian="18pt" style:font-size-complex="18pt"/>
    </style:style>
    <style:style style:name="P9" style:family="paragraph" style:parent-style-name="Text_20_body">
      <style:paragraph-properties>
        <style:tab-stops>
          <style:tab-stop style:position="10.068cm"/>
        </style:tab-stops>
      </style:paragraph-properties>
      <style:text-properties fo:font-size="18pt" officeooo:paragraph-rsid="0016aa7b" style:font-size-asian="18pt" style:font-size-complex="18pt"/>
    </style:style>
    <style:style style:name="P10" style:family="paragraph" style:parent-style-name="Text_20_body">
      <style:text-properties fo:font-size="18pt" fo:font-weight="bold" officeooo:paragraph-rsid="001558bf" style:font-size-asian="18pt" style:font-weight-asian="bold" style:font-size-complex="18pt" style:font-weight-complex="bold"/>
    </style:style>
    <style:style style:name="T1" style:family="text">
      <style:text-properties officeooo:rsid="001558bf"/>
    </style:style>
    <style:style style:name="T2" style:family="text">
      <style:text-properties fo:font-size="12pt" officeooo:rsid="001558bf" style:font-size-asian="12pt" style:font-size-complex="12pt"/>
    </style:style>
    <style:style style:name="T3" style:family="text">
      <style:text-properties officeooo:rsid="0016aa7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0cm" fo:margin-right="0cm" style:editable="false">
        <style:columns fo:column-count="2" fo:column-gap="0cm">
          <style:column style:rel-width="5723*" fo:start-indent="0cm" fo:end-indent="0cm"/>
          <style:column style:rel-width="5723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amba dobrado </text:h>
      <text:section text:style-name="Sect1" text:name="cabecalho">
        <text:h text:style-name="Heading_20_2" text:outline-level="2"><text:bookmark text:name="identificador_artista"/><text:a xlink:type="simple" xlink:href="http://letras.mus.br/djavan/">Djavan</text:a></text:h>
      </text:section>
      <text:section text:style-name="Sect1" text:name="main_cnt">
        <text:p text:style-name="P1"/>
        <text:section text:style-name="Sect2" text:name="div_letra">
          <text:p text:style-name="P7"><text:span text:style-name="T1">D6(9) <text:s text:c="7"/>G7M</text:span></text:p>
          <text:p text:style-name="P7">Vai ser pior ainda <text:s/><text:line-break/><text:span text:style-name="T1">D6(9) <text:s text:c="7"/>F#m7(9) <text:s/>B7(b9)</text:span></text:p>
          <text:p text:style-name="P7">Quando amanhe <text:s text:c="7"/>cer<text:line-break/><text:span text:style-name="T1">G#m7(b5) Gm6 <text:s text:c="13"/>F#m7(9)</text:span></text:p>
          <text:p text:style-name="P7"><text:s text:c="8"/>Tudo que se tem pra cantar<text:line-break/><text:span text:style-name="T1">B7(b9) <text:s text:c="19"/>E7(9) </text:span></text:p>
          <text:p text:style-name="P7"><text:s text:c="6"/>Não dá pra embalar<text:line-break/><text:span text:style-name="T1">A7sus4(9) <text:s text:c="15"/>Am6 <text:s text:c="2"/>D7(9)</text:span></text:p>
          <text:p text:style-name="P7"><text:s text:c="11"/>Nem pra devolver<text:line-break/><text:span text:style-name="T1">G#m7(b5) Gm6 <text:s text:c="13"/>F#m7(9)</text:span></text:p>
          <text:p text:style-name="P7"><text:s text:c="14"/>O direito de escolher</text:p>
          <text:p text:style-name="P7"><text:span text:style-name="T1">B7(b9) <text:s text:c="10"/>E7(9) <text:s text:c="4"/></text:span><text:span text:style-name="T2">A7sus4(9) </text:span><text:span text:style-name="T1"><text:s/>C</text:span><text:span text:style-name="T2">7sus4(9)</text:span></text:p>
          <text:p text:style-name="P7"><text:s text:c="3"/>A música melhor para se dan...çar<text:line-break/></text:p>
          <text:p text:style-name="P10"><text:span text:style-name="T1">Volta pro início</text:span></text:p>
          <text:p text:style-name="P6"/>
          <text:p text:style-name="P7"><text:s/></text:p>
          <text:p text:style-name="P7"/>
          <text:p text:style-name="P7"><text:span text:style-name="T1">D6(9) <text:s/>B7(b9) <text:s text:c="12"/>E7(9)</text:span></text:p>
          <text:p text:style-name="P8"><text:s text:c="4"/>Quem faz parte dessa cena<text:line-break/><text:span text:style-name="T1">Eb7(#9) <text:s text:c="2"/>D7M <text:s text:c="2"/>Db7(#9) <text:s/>C7M</text:span></text:p>
          <text:p text:style-name="P8">Gravando! <text:s text:c="2"/>Pode rodar<text:line-break/> <text:s text:c="4"/><text:span text:style-name="T1">Bm7(9) <text:s text:c="13"/>G#m7(b5) <text:s/></text:span></text:p>
          <text:p text:style-name="P8">Pra cumprir a mesma pena<text:line-break/> <text:s text:c="4"/><text:span text:style-name="T3">C#7(b9) <text:s text:c="10"/>G7M</text:span></text:p>
          <text:p text:style-name="P9">Não é preciso ensaiar<text:line-break/><text:span text:style-name="T1">C</text:span><text:span text:style-name="T2">7sus4(9)</text:span></text:p>
          <text:p text:style-name="P8">Tá combinado</text:p>
          <text:p text:style-name="P4"><text:span text:style-name="T3">[F7M <text:s/>Am/E] <text:s text:c="6"/>Dm7 <text:s text:c="10"/>Em7(b5)</text:span></text:p>
          <text:p text:style-name="P4"><text:s text:c="6"/>Basta <text:s text:c="5"/>aprender sambar dobrado<text:line-break/><text:span text:style-name="T3">A7 <text:s text:c="3"/></text:span><text:span text:style-name="T1">D7M <text:s text:c="10"/></text:span><text:span text:style-name="T3">Bm7 <text:s text:c="9"/>C#m7(b5)</text:span></text:p>
          <text:p text:style-name="P5"><text:s text:c="12"/>Basta aprender sambar dobrado</text:p>
          <text:p text:style-name="P4"><text:span text:style-name="T3">F#7 <text:s text:c="2"/>(2x)</text:span></text:p>
          <text:p text:style-name="P9"><text:span text:style-name="T3"/></text:p>
          <text:p text:style-name="P9"><text:span text:style-name="T3"><text:s text:c="8"/>na seguna vez → <text:s/>A7(b13)</text:span></text:p>
          <text:p text:style-name="P8"><text:s text:c="9"/><text:line-break/></text:p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4cm" fo:margin-bottom="0.42cm" fo:margin-left="0.353cm" fo:margin-right="0.45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8:50:27.66</meta:creation-date>
    <dc:date>2015-02-25T09:12:13.63</dc:date>
    <meta:editing-duration>PT6M25S</meta:editing-duration>
    <meta:editing-cycles>1</meta:editing-cycles>
    <meta:document-statistic meta:table-count="0" meta:image-count="0" meta:object-count="0" meta:page-count="1" meta:paragraph-count="25" meta:word-count="110" meta:character-count="923" meta:non-whitespace-character-count="547"/>
    <meta:generator>LibreOffice/4.0.1.2$Windows_x86 LibreOffice_project/84102822e3d61eb989ddd325abf1ac077904985</meta:generator>
  </office:meta>
</office:document-meta>
</file>